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10000006BEF5DB4BD8F3AD5AC.png" manifest:media-type="image/png"/>
  <manifest:file-entry manifest:full-path="Pictures/10000201000001C7000000BD62F4A2EE0A173296.png" manifest:media-type="image/png"/>
  <manifest:file-entry manifest:full-path="Pictures/10000201000001C4000000F1AE3E8DD097AC54C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Calibri" svg:font-family="Calibri"/>
    <style:font-face style:name="Verdana" svg:font-family="Verdana"/>
    <style:font-face style:name="Arial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angal" svg:font-family="Mangal" style:font-pitch="variable"/>
    <style:font-face style:name="Verdana1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20.319cm" fo:min-width="18.163cm" fo:padding-top="0cm" fo:padding-bottom="0cm" fo:padding-left="0cm" fo:padding-right="0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Verdana" fo:font-size="30pt" style:text-underline-style="none" fo:font-weight="bold" style:font-size-asian="30pt" style:font-weight-asian="bold" style:font-name-complex="Verdana" style:font-size-complex="30pt" style:font-weight-complex="bold"/>
    </style:style>
    <style:style style:name="T2" style:family="text">
      <style:text-properties fo:color="#000000" loext:opacity="100%" style:font-name="Verdana" fo:font-size="10pt" style:text-underline-style="none" fo:font-weight="bold" style:font-size-asian="10pt" style:font-weight-asian="bold" style:font-name-complex="Verdana" style:font-size-complex="10pt" style:font-weight-complex="bold"/>
    </style:style>
    <style:style style:name="T3" style:family="text">
      <style:text-properties fo:color="#000000" loext:opacity="100%" style:font-name="Verdana" fo:font-size="10pt" fo:font-weight="bold" style:font-size-asian="10pt" style:font-weight-asian="bold" style:font-name-complex="Verdana" style:font-size-complex="10pt" style:font-weight-complex="bold"/>
    </style:style>
    <style:style style:name="T4" style:family="text">
      <style:text-properties fo:color="#000000" loext:opacity="100%" style:font-name="Verdana" fo:font-size="10pt" style:font-size-asian="10pt" style:font-name-complex="Verdan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3" draw:layer="layout" svg:width="18.163cm" svg:height="20.319cm" svg:x="1.007cm" svg:y="1.202cm">
          <draw:text-box>
            <text:p text:style-name="P1"><text:span text:style-name="T1">Aide</text:span></text:p>
            <text:p text:style-name="P1"><text:span text:style-name="T2"/></text:p>
            <text:p text:style-name="P1"><text:span text:style-name="T3"/></text:p>
            <text:p text:style-name="P1"><text:span text:style-name="T3">Reconnaissance vocale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4"/></text:p>
            <text:p text:style-name="P1"><text:span text:style-name="T4"/></text:p>
            <text:p text:style-name="P2"><text:span text:style-name="T3">Traduction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Texte à parole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draw:style-name="gr2" draw:text-style-name="P4" draw:layer="layout" svg:width="12.039cm" svg:height="5cm" svg:x="3.9cm" svg:y="4.9cm">
          <draw:image xlink:href="Pictures/10000201000001C7000000BD62F4A2EE0A173296.png" xlink:type="simple" xlink:show="embed" xlink:actuate="onLoad" draw:mime-type="image/png">
            <text:p/>
          </draw:image>
        </draw:frame>
        <draw:frame draw:style-name="gr2" draw:text-style-name="P4" draw:layer="layout" svg:width="11.959cm" svg:height="6.376cm" svg:x="4.141cm" svg:y="13cm">
          <draw:image xlink:href="Pictures/10000201000001C4000000F1AE3E8DD097AC54C2.png" xlink:type="simple" xlink:show="embed" xlink:actuate="onLoad" draw:mime-type="image/png">
            <text:p/>
          </draw:image>
        </draw:frame>
        <draw:frame draw:style-name="gr2" draw:text-style-name="P4" draw:layer="layout" svg:width="12.303cm" svg:height="2.83cm" svg:x="3.997cm" svg:y="21.4cm">
          <draw:image xlink:href="Pictures/10000201000001D10000006BEF5DB4BD8F3AD5A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Calibri" svg:font-family="Calibri"/>
    <style:font-face style:name="Verdana" svg:font-family="Verdana"/>
    <style:font-face style:name="Arial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angal" svg:font-family="Mangal" style:font-pitch="variable"/>
    <style:font-face style:name="Verdana1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stroke-dash32" draw:style="rect" draw:dots1="1" draw:dots1-length="0.052cm" draw:distance="0.0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1-10T10:40:55.570000000</meta:creation-date>
    <dc:date>2021-02-09T09:26:13.991000000</dc:date>
    <meta:editing-duration>PT1H48M21S</meta:editing-duration>
    <meta:editing-cycles>22</meta:editing-cycles>
    <meta:generator>LibreOffice/7.0.3.1$Windows_X86_64 LibreOffice_project/d7547858d014d4cf69878db179d326fc3483e082</meta:generator>
    <meta:document-statistic meta:object-count="4"/>
  </office:meta>
</office:document-meta>
</file>